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Tahoma1"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4f81bd"/>
    </style:style>
    <style:style style:name="gr2" style:family="graphic" style:parent-style-name="standard">
      <style:graphic-properties draw:stroke="none" draw:fill="solid" draw:fill-color="#d3dfee"/>
    </style:style>
    <style:style style:name="gr3" style:family="graphic" style:parent-style-name="standard">
      <style:graphic-properties draw:stroke="none" draw:fill="solid" draw:fill-color="#ffffff"/>
    </style:style>
    <style:style style:name="gr4" style:family="graphic" style:parent-style-name="standard">
      <style:graphic-properties draw:stroke="none" draw:fill="solid" draw:fill-color="#052f83"/>
    </style:style>
    <style:style style:name="gr5" style:family="graphic" style:parent-style-name="standard">
      <style:graphic-properties draw:stroke="none" draw:fill="solid" draw:fill-color="#e08600"/>
    </style:style>
    <style:style style:name="gr6" style:family="graphic" style:parent-style-name="standard">
      <style:graphic-properties draw:stroke="none" draw:fill="solid" draw:fill-color="#f3bc7f"/>
    </style:style>
    <style:style style:name="gr7" style:family="graphic" style:parent-style-name="standard">
      <style:graphic-properties draw:stroke="solid" svg:stroke-width="0.01cm" svg:stroke-color="#052f83" draw:stroke-linejoin="round" svg:stroke-linecap="round" draw:fill="none" fo:padding-top="0.005cm" fo:padding-bottom="0.005cm" fo:padding-left="0.005cm" fo:padding-right="0.005cm"/>
    </style:style>
    <style:style style:name="gr8" style:family="graphic" style:parent-style-name="standard">
      <style:graphic-properties draw:stroke="solid" svg:stroke-width="0.026cm" svg:stroke-color="#e08600" draw:stroke-linejoin="round" svg:stroke-linecap="round" draw:fill="none" fo:padding-top="0.013cm" fo:padding-bottom="0.013cm" fo:padding-left="0.013cm" fo:padding-right="0.013cm"/>
    </style:style>
    <style:style style:name="gr9" style:family="graphic" style:parent-style-name="standard">
      <style:graphic-properties draw:stroke="none" draw:fill="solid" draw:fill-color="#fefefe"/>
    </style:style>
    <style:style style:name="gr10"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11"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12" style:family="graphic" style:parent-style-name="standard">
      <style:graphic-properties draw:stroke="none" draw:fill="solid" draw:fill-color="#888888"/>
    </style:style>
    <style:style style:name="gr13" style:family="graphic" style:parent-style-name="standard">
      <style:graphic-properties draw:stroke="none" draw:fill="solid" draw:fill-color="#cc0814"/>
    </style:style>
    <style:style style:name="gr14" style:family="graphic" style:parent-style-name="standard">
      <style:graphic-properties draw:stroke="none" draw:fill="solid" draw:fill-color="#ff011b"/>
    </style:style>
    <style:style style:name="gr15" style:family="graphic" style:parent-style-name="standard">
      <style:graphic-properties draw:stroke="none" draw:fill="none" draw:textarea-horizontal-align="left" draw:textarea-vertical-align="top" draw:auto-grow-height="true" draw:auto-grow-width="true" fo:min-height="0.211cm" fo:min-width="0.211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246cm" fo:min-width="0.246cm" fo:padding-top="0cm" fo:padding-bottom="0cm" fo:padding-left="0cm" fo:padding-right="0cm"/>
    </style:style>
    <style:style style:name="gr18" style:family="graphic" style:parent-style-name="standard">
      <style:graphic-properties draw:stroke="solid" svg:stroke-width="0.014cm" svg:stroke-color="#0563c1" draw:stroke-linejoin="miter" svg:stroke-linecap="butt" draw:fill="none" fo:padding-top="0.007cm" fo:padding-bottom="0.007cm" fo:padding-left="0.007cm" fo:padding-right="0.007cm"/>
    </style:style>
    <style:style style:name="gr19" style:family="graphic" style:parent-style-name="standard">
      <style:graphic-properties draw:stroke="none" svg:stroke-color="#000000" draw:fill="none" draw:fill-color="#ffffff" fo:min-height="2.5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fill-color="#808080" draw:textarea-horizontal-align="justify" draw:textarea-vertical-align="middle" draw:auto-grow-height="false" fo:min-height="0.5cm" fo:min-width="12.6cm"/>
    </style:style>
    <style:style style:name="gr22" style:family="graphic" style:parent-style-name="standard">
      <style:graphic-properties draw:fill-color="#c9211e" draw:textarea-horizontal-align="justify" draw:textarea-vertical-align="middle" draw:auto-grow-height="false" fo:min-height="0.5cm" fo:min-width="1.8cm"/>
    </style:style>
    <style:style style:name="gr23" style:family="graphic" style:parent-style-name="standard">
      <style:graphic-properties draw:stroke="none" svg:stroke-color="#000000" draw:fill="none" draw:fill-color="#ffffff" fo:min-height="1.2cm"/>
    </style:style>
    <style:style style:name="gr24" style:family="graphic" style:parent-style-name="standard">
      <style:graphic-properties draw:fill-color="#666666" draw:textarea-horizontal-align="justify" draw:textarea-vertical-align="middle" draw:auto-grow-height="false" fo:min-height="0.6cm" fo:min-width="13.5cm"/>
    </style:style>
    <style:style style:name="gr25" style:family="graphic" style:parent-style-name="standard">
      <style:graphic-properties draw:stroke="none" svg:stroke-color="#000000" draw:fill="none" draw:fill-color="#ffffff" fo:min-height="1.4cm"/>
    </style:style>
    <style:style style:name="gr26" style:family="graphic" style:parent-style-name="standard">
      <style:graphic-properties draw:fill-color="#c9211e" draw:textarea-horizontal-align="justify" draw:textarea-vertical-align="middle" draw:auto-grow-height="false" fo:min-height="0.5cm" fo:min-width="1.9cm"/>
    </style:style>
    <style:style style:name="P1" style:family="paragraph">
      <loext:graphic-properties draw:fill="solid" draw:fill-color="#4f81bd"/>
    </style:style>
    <style:style style:name="P2" style:family="paragraph">
      <loext:graphic-properties draw:fill="solid" draw:fill-color="#d3dfee"/>
    </style:style>
    <style:style style:name="P3" style:family="paragraph">
      <loext:graphic-properties draw:fill="solid" draw:fill-color="#ffffff"/>
    </style:style>
    <style:style style:name="P4" style:family="paragraph">
      <loext:graphic-properties draw:fill="solid" draw:fill-color="#052f83"/>
    </style:style>
    <style:style style:name="P5" style:family="paragraph">
      <loext:graphic-properties draw:fill="solid" draw:fill-color="#e08600"/>
    </style:style>
    <style:style style:name="P6" style:family="paragraph">
      <loext:graphic-properties draw:fill="solid" draw:fill-color="#f3bc7f"/>
    </style:style>
    <style:style style:name="P7" style:family="paragraph">
      <loext:graphic-properties draw:fill="none"/>
    </style:style>
    <style:style style:name="P8" style:family="paragraph">
      <loext:graphic-properties draw:fill="solid" draw:fill-color="#fefefe"/>
    </style:style>
    <style:style style:name="P9" style:family="paragraph">
      <style:paragraph-properties fo:text-align="start" style:writing-mode="lr-tb"/>
    </style:style>
    <style:style style:name="P10" style:family="paragraph">
      <loext:graphic-properties draw:fill="none"/>
      <style:text-properties fo:font-size="10pt" style:font-size-asian="10pt" style:font-size-complex="10pt"/>
    </style:style>
    <style:style style:name="P11" style:family="paragraph">
      <loext:graphic-properties draw:fill="solid" draw:fill-color="#888888"/>
    </style:style>
    <style:style style:name="P12" style:family="paragraph">
      <loext:graphic-properties draw:fill="solid" draw:fill-color="#cc0814"/>
    </style:style>
    <style:style style:name="P13" style:family="paragraph">
      <loext:graphic-properties draw:fill="solid" draw:fill-color="#ff011b"/>
    </style:style>
    <style:style style:name="P14" style:family="paragraph">
      <loext:graphic-properties draw:fill="none"/>
      <style:text-properties fo:font-size="6pt" style:font-size-asian="6pt" style:font-size-complex="6pt"/>
    </style:style>
    <style:style style:name="P15" style:family="paragraph">
      <loext:graphic-properties draw:fill="none"/>
      <style:text-properties fo:font-size="8pt" style:font-size-asian="8pt" style:font-size-complex="8pt"/>
    </style:style>
    <style:style style:name="P16" style:family="paragraph">
      <loext:graphic-properties draw:fill="none"/>
      <style:text-properties fo:font-size="7pt" style:font-size-asian="7pt" style:font-size-complex="7pt"/>
    </style:style>
    <style:style style:name="P17" style:family="paragraph">
      <style:text-properties style:font-name="DejaVu Sans2" fo:font-size="10pt" style:font-size-asian="10pt" style:font-size-complex="10pt"/>
    </style:style>
    <style:style style:name="P18" style:family="paragraph">
      <loext:graphic-properties draw:fill="none" draw:fill-color="#ffffff"/>
      <style:text-properties style:font-name="DejaVu Sans2" fo:font-size="10pt" style:font-size-asian="10pt" style:font-size-complex="10pt"/>
    </style:style>
    <style:style style:name="P19" style:family="paragraph">
      <loext:graphic-properties draw:fill-color="#808080"/>
      <style:paragraph-properties fo:text-align="center"/>
    </style:style>
    <style:style style:name="P20" style:family="paragraph">
      <loext:graphic-properties draw:fill-color="#c9211e"/>
      <style:paragraph-properties fo:text-align="center"/>
    </style:style>
    <style:style style:name="P21" style:family="paragraph">
      <loext:graphic-properties draw:fill-color="#666666"/>
      <style:paragraph-properties fo:text-align="center"/>
    </style:style>
    <style:style style:name="T1" style:family="text">
      <style:text-properties fo:color="#000000" style:font-name="DejaVu Sans1" fo:font-size="10pt" fo:font-weight="bold" style:font-size-asian="10pt" style:font-name-complex="DejaVu Sans1" style:font-size-complex="10pt" style:font-weight-complex="bold"/>
    </style:style>
    <style:style style:name="T2" style:family="text">
      <style:text-properties fo:color="#000000" style:font-name="DejaVu Sans1" fo:font-size="10pt" style:font-size-asian="10pt" style:font-name-complex="DejaVu Sans1" style:font-size-complex="10pt"/>
    </style:style>
    <style:style style:name="T3" style:family="text">
      <style:text-properties fo:color="#000000" style:font-name="DejaVu Sans1" fo:font-size="6pt" fo:font-weight="bold" style:font-size-asian="6pt" style:font-name-complex="DejaVu Sans1" style:font-size-complex="6pt" style:font-weight-complex="bold"/>
    </style:style>
    <style:style style:name="T4" style:family="text">
      <style:text-properties fo:color="#000000" style:font-name="DejaVu Sans1" fo:font-size="8pt" style:font-size-asian="8pt" style:font-name-complex="DejaVu Sans1" style:font-size-complex="8pt"/>
    </style:style>
    <style:style style:name="T5" style:family="text">
      <style:text-properties fo:color="#000000" style:font-name="DejaVu Sans1" fo:font-size="7pt" style:font-size-asian="7pt" style:font-name-complex="DejaVu Sans1" style:font-size-complex="7pt"/>
    </style:style>
    <style:style style:name="T6" style:family="text">
      <style:text-properties fo:color="#0563c1" style:font-name="DejaVu Sans1" fo:font-size="7pt" style:font-size-asian="7pt" style:font-name-complex="DejaVu Sans1" style:font-size-complex="7pt"/>
    </style:style>
    <style:style style:name="T7" style:family="text">
      <style:text-properties style:font-name="DejaVu Sans2"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429cm" svg:height="0.425cm" svg:x="2.07cm" svg:y="8.459cm" svg:viewBox="0 0 2430 426" draw:points="0,426 2430,426 2430,0 0,0">
          <text:p/>
        </draw:polygon>
        <draw:polygon draw:style-name="gr1" draw:text-style-name="P1" draw:layer="layout" svg:width="14.388cm" svg:height="0.425cm" svg:x="4.501cm" svg:y="8.459cm" svg:viewBox="0 0 14389 426" draw:points="0,426 14389,426 14389,0 0,0">
          <text:p/>
        </draw:polygon>
        <draw:polygon draw:style-name="gr2" draw:text-style-name="P2" draw:layer="layout" svg:width="2.429cm" svg:height="5.586cm" svg:x="2.07cm" svg:y="8.886cm" svg:viewBox="0 0 2430 5587" draw:points="0,5587 2430,5587 2430,0 0,0">
          <text:p/>
        </draw:polygon>
        <draw:polygon draw:style-name="gr2" draw:text-style-name="P2" draw:layer="layout" svg:width="14.388cm" svg:height="5.586cm" svg:x="4.501cm" svg:y="8.886cm" svg:viewBox="0 0 14389 5587" draw:points="0,5587 14389,5587 14389,0 0,0">
          <text:p/>
        </draw:polygon>
        <draw:polygon draw:style-name="gr3" draw:text-style-name="P3" draw:layer="layout" svg:width="20.949cm" svg:height="0.001cm" svg:x="0cm" svg:y="0cm" svg:viewBox="0 0 20950 2" draw:points="0,2 20950,2 20950,0 0,0">
          <text:p/>
        </draw:polygon>
        <draw:polygon draw:style-name="gr3" draw:text-style-name="P3" draw:layer="layout" svg:width="0.001cm" svg:height="29.697cm" svg:x="0cm" svg:y="0.001cm" svg:viewBox="0 0 2 29698" draw:points="0,29698 2,29698 2,0 0,0">
          <text:p/>
        </draw:polygon>
        <draw:polygon draw:style-name="gr3" draw:text-style-name="P3" draw:layer="layout" svg:width="0.003cm" svg:height="29.697cm" svg:x="20.947cm" svg:y="0.001cm" svg:viewBox="0 0 4 29698" draw:points="0,29698 4,29698 4,0 0,0">
          <text:p/>
        </draw:polygon>
        <draw:polygon draw:style-name="gr4" draw:text-style-name="P4" draw:layer="layout" svg:width="1.05cm" svg:height="0.313cm" svg:x="17.402cm" svg:y="1.592cm" svg:viewBox="0 0 1051 314" draw:points="422,36 379,27 333,16 289,7 245,0 242,0 238,0 175,48 113,97 56,153 0,209 60,201 122,194 182,190 243,187 298,187 349,187 402,187 455,190 506,194 557,199 610,206 660,213 713,222 760,231 810,243 859,255 907,269 954,282 1003,298 1051,314 1015,291 982,269 945,248 908,227 871,206 834,187 796,167 757,151 718,134 677,117 637,101 593,85 550,73 508,59 466,46">
          <text:p/>
        </draw:polygon>
        <draw:polygon draw:style-name="gr5" draw:text-style-name="P5" draw:layer="layout" svg:width="1.589cm" svg:height="0.6cm" svg:x="17.092cm" svg:y="1.88cm" svg:viewBox="0 0 1590 601" draw:points="603,382 665,354 726,327 786,306 850,283 910,262 973,246 1035,230 1098,215 1160,203 1223,194 1285,187 1345,180 1408,176 1470,174 1528,174 1590,176 1537,153 1484,132 1431,113 1375,95 1320,79 1264,65 1205,51 1146,39 1090,28 1030,19 968,12 910,7 848,3 785,2 725,0 661,2 599,5 539,9 478,16 418,25 359,33 299,46 243,56 185,72 157,111 132,150 107,189 82,230 61,272 38,315 19,355 0,398 58,452 114,504 176,553 239,601 282,569 324,539 368,511 412,484 458,456 508,429 555,405">
          <text:p/>
        </draw:polygon>
        <draw:polygon draw:style-name="gr6" draw:text-style-name="P6" draw:layer="layout" svg:width="0.412cm" svg:height="0.528cm" svg:x="16.919cm" svg:y="1.952cm" svg:viewBox="0 0 413 529" draw:points="359,0 313,12 267,28 219,42 174,58 130,74 86,92 42,111 0,131 42,185 90,238 137,289 189,341 242,390 295,437 354,483 413,529 350,481 288,432 232,379 173,325 193,282 212,242 235,199 256,157 281,117 306,78 331,39">
          <text:p/>
        </draw:polygon>
        <draw:polygon draw:style-name="gr6" draw:text-style-name="P6" draw:layer="layout" svg:width="0.343cm" svg:height="0.522cm" svg:x="16.988cm" svg:y="2.277cm" svg:viewBox="0 0 344 523" draw:points="344,204 280,156 218,107 162,54 104,0 81,63 59,128 42,189 28,255 15,322 7,387 1,456 0,523 37,480 75,436 116,396 160,355 204,316 248,278 294,241">
          <text:p/>
        </draw:polygon>
        <draw:polygon draw:style-name="gr4" draw:text-style-name="P4" draw:layer="layout" svg:width="0.547cm" svg:height="0.836cm" svg:x="18.397cm" svg:y="2.801cm" svg:viewBox="0 0 548 837" draw:points="548,671 542,671 537,671 507,669 477,664 451,659 421,651 397,641 372,630 353,614 331,600 314,581 300,563 284,542 273,519 263,496 257,472 252,445 252,420 252,417 252,390 256,366 263,341 273,318 284,297 296,276 314,256 330,239 351,223 370,210 393,196 418,186 442,179 470,173 497,168 527,168 537,168 548,168 548,0 539,0 527,0 500,1 472,1 444,5 418,8 391,12 367,17 342,24 317,31 294,40 272,49 249,58 229,70 208,81 187,91 169,105 150,120 134,135 118,151 102,166 88,182 74,200 62,216 51,233 42,253 32,274 25,292 18,313 12,332 5,353 5,375 2,397 0,420 0,422 2,443 5,464 5,486 12,507 18,528 25,547 32,567 42,584 53,604 63,621 74,639 90,655 102,673 118,687 134,703 152,717 169,731 189,743 208,756 229,766 250,778 272,787 294,796 317,805 342,814 365,819 390,824 416,828 442,831 468,837 497,837 523,837 537,837 548,837">
          <text:p/>
        </draw:polygon>
        <draw:polygon draw:style-name="gr4" draw:text-style-name="P4" draw:layer="layout" svg:width="0.788cm" svg:height="0.877cm" svg:x="15.455cm" svg:y="2.765cm" svg:viewBox="0 0 789 878" draw:points="464,356 404,343 360,329 322,319 296,306 287,298 280,293 275,286 270,279 266,272 264,261 264,253 264,244 264,240 264,231 266,224 268,219 271,212 277,203 282,198 287,193 296,187 315,178 338,173 365,166 393,166 428,170 465,175 502,182 536,193 536,14 504,9 469,6 432,2 397,0 360,2 322,6 285,11 252,18 222,30 194,41 166,57 141,71 118,88 97,108 81,131 65,152 54,177 47,203 42,228 40,258 40,260 42,290 46,319 53,343 65,366 77,388 93,405 113,423 132,437 155,453 181,463 208,476 238,485 305,504 379,522 435,534 478,546 497,552 511,559 525,566 536,571 543,576 552,583 557,592 561,597 564,612 566,629 566,633 564,642 562,649 561,657 554,666 548,673 543,679 534,684 527,689 504,700 478,707 451,710 418,712 397,712 375,710 356,709 337,705 301,695 266,684 233,668 199,650 166,631 132,608 0,742 23,758 46,774 70,788 93,802 118,813 144,823 169,834 194,844 220,851 247,859 273,864 301,867 328,873 356,874 384,878 414,878 455,874 494,873 531,867 566,860 598,850 629,837 656,825 684,809 708,792 731,770 747,749 761,726 773,700 782,673 787,645 789,613 789,612 787,583 784,560 779,536 768,516 756,495 742,476 724,460 706,446 682,430 659,418 631,405 603,395 571,382 538,373 502,365">
          <text:p/>
        </draw:polygon>
        <draw:path draw:style-name="gr4" draw:text-style-name="P4" draw:layer="layout" svg:width="0.769cm" svg:height="0.727cm" svg:x="16.215cm" svg:y="2.887cm" svg:viewBox="0 0 770 728" svg:d="M219 309l3-18 5-16 6-16 9-12 7-12 7-15 9-10 12-11 10-7 15-9 12-8 13-6 14-3 16-4 16-1h18 17l16 1 16 4 14 3 14 7 13 7 10 9 13 9 10 9 9 10 9 15 7 12 5 16 6 12 3 16 4 18zM391 0h-21l-20 2-23 2-20 5-37 9-37 12-34 14-33 20-30 21-27 23-23 26-23 28-19 30-14 32-12 34-11 33-5 37-2 37v2 20l2 20 5 17v20l5 17 7 20 6 16 7 17 7 16 10 16 9 14 11 14 10 16 13 12 12 15 12 10 30 21 32 22 34 17 37 14 37 11 41 10 43 2 42 4h19 16v-161h-14l-18 2-17-2h-20l-15-3-16-4-16-5-15-5-14-9-13-7-10-9-13-9-10-12-9-13-7-12-7-16-7-14-4-18h544l2-23 2-26v-3l-2-37-3-35-7-35-11-36-12-31-16-32-20-30-21-27-12-14-12-10-13-13-16-10-14-11-14-9-18-10-19-7-18-7-19-6-19-5-22-5-21-4-23-3-23-2z">
          <text:p/>
        </draw:path>
        <draw:polygon draw:style-name="gr4" draw:text-style-name="P4" draw:layer="layout" svg:width="0.718cm" svg:height="0.704cm" svg:x="16.973cm" svg:y="2.896cm" svg:viewBox="0 0 719 705" draw:points="719,336 718,302 714,266 707,234 698,203 686,174 670,146 654,122 631,97 608,76 579,56 551,40 519,25 484,14 445,7 404,2 358,0 314,2 274,7 235,14 200,25 168,40 138,56 113,76 89,97 69,122 50,146 36,174 22,203 13,234 6,266 2,302 0,336 0,705 226,705 226,322 230,297 235,269 239,256 246,243 251,231 256,220 265,208 274,199 284,190 297,185 309,178 325,174 341,169 358,169 378,169 396,174 410,178 424,185 434,190 447,199 455,208 464,220 471,231 478,243 482,256 487,269 493,297 494,322 494,705 719,705">
          <text:p/>
        </draw:polygon>
        <draw:path draw:style-name="gr4" draw:text-style-name="P4" draw:layer="layout" svg:width="0.723cm" svg:height="0.719cm" svg:x="17.686cm" svg:y="2.891cm" svg:viewBox="0 0 724 720" svg:d="M373 0h-24-29v169l34 2 39 5 15 3 16 4 14 2 11 7 16 9 11 10 10 11 7 10 9 14 3 15 4 15 2 18-41-3-42-4-42-3-43-2h-39l-35 2-33 3-32 5-28 6-27 8-25 9-21 11-21 12-16 15-17 16-13 16-11 18-11 17-5 22-5 19-2 2v3 4l-2 16v19 2 24l5 25 6 21 10 21 12 20 14 16 16 17 17 15 20 12 19 12 23 9 25 7 23 5 26 4 28 5h25l41-2 35-3 33-9 32-10 28-13 27-16 21-16 23-19v79h215v-410-33l-5-34-7-32-9-28-11-26-15-25-16-23-21-19-22-20-26-14-30-14-32-12-33-9-37-5-43-6zM511 463l-4 17-9 18-7 14-8 12-11 13-11 9-12 7-11 7-24 10-20 7-19 4-12 2h-30l-27-4-23-5-19-5-16-9-12-11-11-12-7-11-4-12-3-11 2-14 1-12 6-11 5-10 11-9 8-7 15-11 19-5 19-5 20-4 46-3 44-2 74 3 30 4 2 17z">
          <text:p/>
        </draw:path>
        <draw:polyline draw:style-name="gr7" draw:text-style-name="P7" draw:layer="layout" svg:width="20.447cm" svg:height="2.965cm" svg:x="0.003cm" svg:y="3.497cm" svg:viewBox="0 0 20448 2966" draw:points="0,2966 556,2647 1120,2344 1693,2062 2275,1793 2863,1545 3459,1312 4059,1102 4667,905 5281,729 5900,572 6525,432 7153,313 7786,212 8421,131 9061,69 9701,27 10344,6 10990,0 11636,20 12283,57 12930,113 13578,193 14227,291 14871,411 15514,552 16158,713 16797,896 17434,1102 18069,1328 18696,1576 19323,1846 19945,2137 20009,2169 20072,2199 20136,2231 20198,2263 20261,2294 20325,2326 20385,2360 20448,2391">
          <text:p/>
        </draw:polyline>
        <draw:polyline draw:style-name="gr8" draw:text-style-name="P7" draw:layer="layout" svg:width="19.496cm" svg:height="5.293cm" svg:x="0.492cm" svg:y="0.887cm" svg:viewBox="0 0 19497 5294" draw:points="0,5294 497,4866 1007,4456 1527,4061 2058,3686 2600,3324 3150,2983 3713,2659 4282,2352 4863,2065 5450,1795 6044,1540 6648,1307 7256,1092 7874,896 8493,718 9119,561 9751,421 10388,300 11028,201 11671,120 12318,60 12967,19 13618,0 14272,0 14927,19 15581,61 16235,123 16890,206 17543,312 18197,435 18850,582 19497,751">
          <text:p/>
        </draw:polyline>
        <draw:polygon draw:style-name="gr5" draw:text-style-name="P5" draw:layer="layout" svg:width="6.601cm" svg:height="12.723cm" svg:x="0.525cm" svg:y="16.603cm" svg:viewBox="0 0 6602 12724" draw:points="6602,12724 6263,12405 5931,12078 5609,11747 5293,11408 4988,11062 4690,10711 4399,10355 4118,9993 3846,9627 3580,9253 3324,8875 3076,8491 2837,8103 2607,7709 2385,7311 2171,6908 1969,6503 1771,6092 1586,5679 1408,5259 1240,4838 1081,4412 930,3984 790,3552 660,3116 538,2679 425,2238 321,1794 226,1349 143,903 67,453 2,0 0,300 0,600 5,898 16,1198 28,1498 42,1797 64,2097 88,2397 115,2700 147,2998 184,3299 222,3599 266,3899 314,4199 365,4499 422,4801 480,5099 543,5399 610,5698 683,5998 759,6296 838,6593 921,6893 1007,7189 1101,7487 1194,7783 1295,8078 1399,8374 1508,8671 1619,8963 1736,9256 1858,9551 1909,9669 1958,9785 2009,9902 2060,10020 2115,10136 2166,10251 2219,10369 2274,10484 2424,10584 2574,10683 2727,10780 2880,10877 3037,10974 3192,11066 3347,11161 3504,11251 3665,11343 3823,11435 3984,11521 4146,11607 4309,11694 4473,11778 4638,11863 4804,11944 4915,11997 5026,12052 5138,12103 5250,12156 5363,12207 5474,12258 5587,12308 5697,12357 5811,12405 5924,12452 6037,12498 6148,12546 6261,12590 6374,12634 6489,12680">
          <text:p/>
        </draw:polygon>
        <draw:polyline draw:style-name="gr8" draw:text-style-name="P7" draw:layer="layout" svg:width="8.022cm" svg:height="4.731cm" svg:x="0.135cm" svg:y="24.955cm" svg:viewBox="0 0 8023 4732" draw:points="8023,4732 7844,4674 7665,4614 7486,4552 7307,4488 7131,4423 6953,4356 6775,4289 6598,4218 6422,4146 6245,4070 6069,3996 5893,3919 5716,3839 5543,3760 5369,3677 5194,3592 5011,3502 4831,3411 4649,3317 4473,3222 4295,3127 4118,3028 3944,2927 3770,2829 3597,2726 3426,2622 3256,2518 3087,2410 2921,2303 2756,2192 2591,2082 2429,1970 2265,1857 2106,1742 1948,1627 1789,1507 1632,1389 1477,1269 1321,1148 1170,1025 1020,901 870,776 722,649 574,522 429,393 284,263 141,132 0,0">
          <text:p/>
        </draw:polyline>
        <draw:polyline draw:style-name="gr7" draw:text-style-name="P7" draw:layer="layout" svg:width="7.11cm" svg:height="29.681cm" svg:x="0.527cm" svg:y="0.005cm" svg:viewBox="0 0 7111 29682" draw:points="3700,29682 3569,29474 3439,29264 3313,29052 3190,28839 3067,28623 2946,28406 2827,28188 2711,27969 2596,27747 2483,27523 2374,27299 2267,27071 2161,26842 2057,26613 1954,26382 1856,26149 1510,25279 1203,24404 929,23528 693,22646 490,21760 324,20873 194,19984 95,19097 32,18209 0,17324 3,16440 39,15562 108,14684 208,13813 340,12949 504,12090 698,11238 924,10398 1180,9564 1467,8743 1781,7930 2127,7133 2501,6348 2903,5575 3336,4819 3793,4076 4280,3351 4793,2644 5333,1952 5899,1280 6492,631 7111,0">
          <text:p/>
        </draw:polyline>
        <draw:path draw:style-name="gr9" draw:text-style-name="P8" draw:layer="layout" svg:width="20.944cm" svg:height="29.681cm" svg:x="0.003cm" svg:y="0.005cm" svg:viewBox="0 0 20945 29682" svg:d="M20945 29682h-20945v-29682h20945zM20448 499h-19949v28184h5119 14830z">
          <text:p/>
        </draw:path>
        <draw:line draw:style-name="gr10" draw:text-style-name="P7" draw:layer="layout" svg:x1="2.061cm" svg:y1="5.61cm" svg:x2="19.023cm" svg:y2="5.61cm">
          <text:p/>
        </draw:line>
        <draw:line draw:style-name="gr10" draw:text-style-name="P7" draw:layer="layout" svg:x1="2.061cm" svg:y1="6.14cm" svg:x2="19.023cm" svg:y2="6.14cm">
          <text:p/>
        </draw:line>
        <draw:line draw:style-name="gr10" draw:text-style-name="P7" draw:layer="layout" svg:x1="2.061cm" svg:y1="6.669cm" svg:x2="19.023cm" svg:y2="6.669cm">
          <text:p/>
        </draw:line>
        <draw:line draw:style-name="gr10" draw:text-style-name="P7" draw:layer="layout" svg:x1="2.061cm" svg:y1="7.198cm" svg:x2="19.023cm" svg:y2="7.198cm">
          <text:p/>
        </draw:line>
        <draw:line draw:style-name="gr10" draw:text-style-name="P7" draw:layer="layout" svg:x1="2.061cm" svg:y1="8.038cm" svg:x2="19.023cm" svg:y2="8.038cm">
          <text:p/>
        </draw:line>
        <draw:line draw:style-name="gr10" draw:text-style-name="P7" draw:layer="layout" svg:x1="2.07cm" svg:y1="5.602cm" svg:x2="2.07cm" svg:y2="8.046cm">
          <text:p/>
        </draw:line>
        <draw:line draw:style-name="gr10" draw:text-style-name="P7" draw:layer="layout" svg:x1="11.295cm" svg:y1="5.602cm" svg:x2="11.295cm" svg:y2="8.046cm">
          <text:p/>
        </draw:line>
        <draw:line draw:style-name="gr10" draw:text-style-name="P7" draw:layer="layout" svg:x1="19.014cm" svg:y1="5.602cm" svg:x2="19.014cm" svg:y2="8.046cm">
          <text:p/>
        </draw:line>
        <draw:frame draw:style-name="gr11" draw:text-style-name="P10" draw:layer="layout" svg:width="7.258cm" svg:height="0.412cm" svg:x="6.332cm" svg:y="5.194cm">
          <draw:text-box>
            <text:p text:style-name="P9"><text:span text:style-name="T1">ANEXO <text:s/>– DIÁRIO DE BORDO-Sprint 1</text:span></text:p>
          </draw:text-box>
        </draw:frame>
        <draw:frame draw:style-name="gr11" draw:text-style-name="P10" draw:layer="layout" svg:width="6.995cm" svg:height="0.412cm" svg:x="2.198cm" svg:y="5.723cm">
          <draw:text-box>
            <text:p text:style-name="P9"><text:span text:style-name="T2">Empresa Parceira: Faculdade Senac Rio</text:span></text:p>
          </draw:text-box>
        </draw:frame>
        <draw:frame draw:style-name="gr11" draw:text-style-name="P10" draw:layer="layout" svg:width="7.207cm" svg:height="0.412cm" svg:x="11.423cm" svg:y="5.723cm">
          <draw:text-box>
            <text:p text:style-name="P9"><text:span text:style-name="T2">Unidade Operativa: Faculdade Senac Rio</text:span></text:p>
          </draw:text-box>
        </draw:frame>
        <draw:frame draw:style-name="gr11" draw:text-style-name="P10" draw:layer="layout" svg:width="5.243cm" svg:height="0.412cm" svg:x="2.198cm" svg:y="6.252cm">
          <draw:text-box>
            <text:p text:style-name="P9"><text:span text:style-name="T2">Curso (com código SGA): ADS</text:span></text:p>
          </draw:text-box>
        </draw:frame>
        <draw:frame draw:style-name="gr11" draw:text-style-name="P10" draw:layer="layout" svg:width="1.598cm" svg:height="0.412cm" svg:x="11.423cm" svg:y="6.252cm">
          <draw:text-box>
            <text:p text:style-name="P9"><text:span text:style-name="T2">Turma: 2</text:span></text:p>
          </draw:text-box>
        </draw:frame>
        <draw:frame draw:style-name="gr11" draw:text-style-name="P10" draw:layer="layout" svg:width="1.738cm" svg:height="0.412cm" svg:x="2.198cm" svg:y="6.781cm">
          <draw:text-box>
            <text:p text:style-name="P9"><text:span text:style-name="T2">Módulo: 2</text:span></text:p>
          </draw:text-box>
        </draw:frame>
        <draw:frame draw:style-name="gr11" draw:text-style-name="P10" draw:layer="layout" svg:width="6.166cm" svg:height="0.412cm" svg:x="11.423cm" svg:y="6.781cm">
          <draw:text-box>
            <text:p text:style-name="P9"><text:span text:style-name="T2">Período: 09 /08/2021 a 30/08/2021</text:span></text:p>
          </draw:text-box>
        </draw:frame>
        <draw:frame draw:style-name="gr11" draw:text-style-name="P10" draw:layer="layout" svg:width="8.685cm" svg:height="0.412cm" svg:x="2.198cm" svg:y="7.208cm">
          <draw:text-box>
            <text:p text:style-name="P9"><text:span text:style-name="T2">Supervisor (a) Técnico/Professor (a) - Graduação:</text:span></text:p>
          </draw:text-box>
        </draw:frame>
        <draw:line draw:style-name="gr10" draw:text-style-name="P7" draw:layer="layout" svg:x1="2.061cm" svg:y1="8.468cm" svg:x2="18.9cm" svg:y2="8.468cm">
          <text:p/>
        </draw:line>
        <draw:line draw:style-name="gr10" draw:text-style-name="P7" draw:layer="layout" svg:x1="2.061cm" svg:y1="8.895cm" svg:x2="18.9cm" svg:y2="8.895cm">
          <text:p/>
        </draw:line>
        <draw:line draw:style-name="gr10" draw:text-style-name="P7" draw:layer="layout" svg:x1="2.061cm" svg:y1="14.483cm" svg:x2="18.9cm" svg:y2="14.483cm">
          <text:p/>
        </draw:line>
        <draw:line draw:style-name="gr10" draw:text-style-name="P7" draw:layer="layout" svg:x1="2cm" svg:y1="27.2cm" svg:x2="18.9cm" svg:y2="27.3cm">
          <text:p/>
        </draw:line>
        <draw:line draw:style-name="gr10" draw:text-style-name="P7" draw:layer="layout" svg:x1="2.07cm" svg:y1="8.459cm" svg:x2="2.07cm" svg:y2="27.2cm">
          <text:p/>
        </draw:line>
        <draw:line draw:style-name="gr10" draw:text-style-name="P7" draw:layer="layout" svg:x1="4.501cm" svg:y1="8.459cm" svg:x2="4.501cm" svg:y2="27.2cm">
          <text:p/>
        </draw:line>
        <draw:line draw:style-name="gr10" draw:text-style-name="P7" draw:layer="layout" svg:x1="18.891cm" svg:y1="8.459cm" svg:x2="18.9cm" svg:y2="27.4cm">
          <text:p/>
        </draw:line>
        <draw:frame draw:style-name="gr11" draw:text-style-name="P10" draw:layer="layout" svg:width="6.424cm" svg:height="0.412cm" svg:x="11.423cm" svg:y="7.208cm">
          <draw:text-box>
            <text:p text:style-name="P9"><text:span text:style-name="T2">Professor da Unidade Curricular (a): </text:span></text:p>
          </draw:text-box>
        </draw:frame>
        <draw:frame draw:style-name="gr11" draw:text-style-name="P10" draw:layer="layout" svg:width="1.077cm" svg:height="0.412cm" svg:x="2.265cm" svg:y="8.478cm">
          <draw:text-box>
            <text:p text:style-name="P9"><text:span text:style-name="T1">DATA</text:span></text:p>
          </draw:text-box>
        </draw:frame>
        <draw:frame draw:style-name="gr11" draw:text-style-name="P10" draw:layer="layout" svg:width="2.123cm" svg:height="0.412cm" svg:x="4.695cm" svg:y="8.478cm">
          <draw:text-box>
            <text:p text:style-name="P9"><text:span text:style-name="T1">MÓDULO 2</text:span></text:p>
          </draw:text-box>
        </draw:frame>
        <draw:polygon draw:style-name="gr12" draw:text-style-name="P11" draw:layer="layout" svg:width="7.389cm" svg:height="0.411cm" svg:x="4.691cm" svg:y="9.39cm" svg:viewBox="0 0 7390 412" draw:points="0,412 7390,412 7390,0 0,0">
          <text:p/>
        </draw:polygon>
        <draw:frame draw:style-name="gr11" draw:text-style-name="P10" draw:layer="layout" svg:width="1.729cm" svg:height="0.412cm" svg:x="2.265cm" svg:y="11.484cm">
          <draw:text-box>
            <text:p text:style-name="P9"><text:span text:style-name="T1">30/08/21</text:span></text:p>
          </draw:text-box>
        </draw:frame>
        <draw:frame draw:style-name="gr11" draw:text-style-name="P10" draw:layer="layout" svg:width="7.372cm" svg:height="0.412cm" svg:x="4.695cm" svg:y="9.392cm">
          <draw:text-box>
            <text:p text:style-name="P9"><text:span text:style-name="T1">VERIFICAÇÃO DA TELA DE CADASTRO</text:span></text:p>
          </draw:text-box>
        </draw:frame>
        <draw:frame draw:style-name="gr11" draw:text-style-name="P10" draw:layer="layout" svg:width="13.993cm" svg:height="0.412cm" svg:x="4.695cm" svg:y="10.214cm">
          <draw:text-box>
            <text:p text:style-name="P9"><text:span text:style-name="T2">O Scrum Master Rafael está relatando que os estudantes Isabella, João e Bruno</text:span></text:p>
          </draw:text-box>
        </draw:frame>
        <draw:frame draw:style-name="gr11" draw:text-style-name="P10" draw:layer="layout" svg:width="13.913cm" svg:height="0.412cm" svg:x="4.695cm" svg:y="10.626cm">
          <draw:text-box>
            <text:p text:style-name="P9"><text:span text:style-name="T2">ficaram responsáveis por verificar se a tela de cadastro está dentro da guia de</text:span></text:p>
          </draw:text-box>
        </draw:frame>
        <draw:polygon draw:style-name="gr13" draw:text-style-name="P12" draw:layer="layout" svg:width="1.745cm" svg:height="0.411cm" svg:x="4.691cm" svg:y="11.856cm" svg:viewBox="0 0 1746 412" draw:points="0,412 1746,412 1746,0 0,0">
          <text:p/>
        </draw:polygon>
        <draw:frame draw:style-name="gr11" draw:text-style-name="P10" draw:layer="layout" svg:width="8.875cm" svg:height="0.412cm" svg:x="4.695cm" svg:y="11.036cm">
          <draw:text-box>
            <text:p text:style-name="P9"><text:span text:style-name="T2">estilo, podendo dar ideias de possíveis alterações.</text:span></text:p>
          </draw:text-box>
        </draw:frame>
        <draw:frame draw:style-name="gr11" draw:text-style-name="P10" draw:layer="layout" svg:width="1.75cm" svg:height="0.412cm" svg:x="4.695cm" svg:y="11.858cm">
          <draw:text-box>
            <text:p text:style-name="P9"><text:span text:style-name="T1">DECISÃO</text:span></text:p>
          </draw:text-box>
        </draw:frame>
        <draw:frame draw:style-name="gr11" draw:text-style-name="P10" draw:layer="layout" svg:width="12.27cm" svg:height="0.412cm" svg:x="4.695cm" svg:y="12.757cm">
          <draw:text-box>
            <text:p text:style-name="P9"><text:span text:style-name="T2">O aluno Bruno irá realizar um Wireframe opcional da tela de cadastro</text:span></text:p>
          </draw:text-box>
        </draw:frame>
        <draw:frame draw:style-name="gr11" draw:text-style-name="P10" draw:layer="layout" svg:width="13.447cm" svg:height="0.412cm" svg:x="4.695cm" svg:y="13.166cm">
          <draw:text-box>
            <text:p text:style-name="P9"><text:span text:style-name="T2">utilizando Figma ou a plataforma que preferir. Isabella e João irão verificar a</text:span></text:p>
          </draw:text-box>
        </draw:frame>
        <draw:frame draw:style-name="gr11" draw:text-style-name="P10" draw:layer="layout" svg:width="12.507cm" svg:height="0.412cm" svg:x="4.695cm" svg:y="13.579cm">
          <draw:text-box>
            <text:p text:style-name="P9"><text:span text:style-name="T2">tela de cadastro e ambientar a mesma de acordo com a guia de estilo.</text:span></text:p>
          </draw:text-box>
        </draw:frame>
        <draw:polygon draw:style-name="gr12" draw:text-style-name="P11" draw:layer="layout" svg:width="10.141cm" svg:height="0.411cm" svg:x="4.691cm" svg:y="14.978cm" svg:viewBox="0 0 10142 412" draw:points="0,412 10142,412 10142,0 0,0">
          <text:p/>
        </draw:polygon>
        <draw:frame draw:style-name="gr11" draw:text-style-name="P10" draw:layer="layout" svg:width="1.729cm" svg:height="0.412cm" svg:x="2.265cm" svg:y="19.95cm">
          <draw:text-box>
            <text:p text:style-name="P9"><text:span text:style-name="T1">06/09/21</text:span></text:p>
          </draw:text-box>
        </draw:frame>
        <draw:frame draw:style-name="gr11" draw:text-style-name="P10" draw:layer="layout" svg:width="10.124cm" svg:height="0.412cm" svg:x="4.695cm" svg:y="14.98cm">
          <draw:text-box>
            <text:p text:style-name="P9"><text:span text:style-name="T1">EVOLUÇÃO DO WIREFRAME DA TELA DE CADASTRO</text:span></text:p>
          </draw:text-box>
        </draw:frame>
        <draw:frame draw:style-name="gr11" draw:text-style-name="P10" draw:layer="layout" svg:width="13.227cm" svg:height="0.412cm" svg:x="4.695cm" svg:y="15.802cm">
          <draw:text-box>
            <text:p text:style-name="P9"><text:span text:style-name="T2">O Scrum Master Alex está enfatizando sobre o primeiro contato dos alunos</text:span></text:p>
          </draw:text-box>
        </draw:frame>
        <draw:frame draw:style-name="gr11" draw:text-style-name="P10" draw:layer="layout" svg:width="13.642cm" svg:height="0.412cm" svg:x="4.695cm" svg:y="16.214cm">
          <draw:text-box>
            <text:p text:style-name="P9"><text:span text:style-name="T2">com a plataforma Figma, logo depois comentou sobre o wireframe da tela de</text:span></text:p>
          </draw:text-box>
        </draw:frame>
        <draw:frame draw:style-name="gr11" draw:text-style-name="P10" draw:layer="layout" svg:width="13.964cm" svg:height="0.412cm" svg:x="4.695cm" svg:y="16.624cm">
          <draw:text-box>
            <text:p text:style-name="P9"><text:span text:style-name="T2">cadastro feita por Bruno, tanto ele quanto o Rafael gostaram do wireframe. Foi</text:span></text:p>
          </draw:text-box>
        </draw:frame>
        <draw:frame draw:style-name="gr11" draw:text-style-name="P10" draw:layer="layout" svg:width="12.304cm" svg:height="0.412cm" svg:x="4.695cm" svg:y="17.036cm">
          <draw:text-box>
            <text:p text:style-name="P9"><text:span text:style-name="T2">decidido que na próxima sprint serão feitas as alterações levando em</text:span></text:p>
          </draw:text-box>
        </draw:frame>
        <draw:frame draw:style-name="gr11" draw:text-style-name="P10" draw:layer="layout" svg:width="11.974cm" svg:height="0.412cm" svg:x="4.695cm" svg:y="17.446cm">
          <draw:text-box>
            <text:p text:style-name="P9"><text:span text:style-name="T2">consideração as diferenças entre guia de estilo e o que está de fato</text:span></text:p>
          </draw:text-box>
        </draw:frame>
        <draw:frame draw:style-name="gr11" draw:text-style-name="P10" draw:layer="layout" svg:width="13.434cm" svg:height="0.412cm" svg:x="4.695cm" svg:y="17.858cm">
          <draw:text-box>
            <text:p text:style-name="P9"><text:span text:style-name="T2">apresentado na tela, basicamente a tela de cadastro será evoluída, levando</text:span></text:p>
          </draw:text-box>
        </draw:frame>
        <draw:polygon draw:style-name="gr14" draw:text-style-name="P13" draw:layer="layout" svg:width="1.745cm" svg:height="0.411cm" svg:x="4.691cm" svg:y="19.088cm" svg:viewBox="0 0 1746 412" draw:points="0,412 1746,412 1746,0 0,0">
          <text:p/>
        </draw:polygon>
        <draw:frame draw:style-name="gr11" draw:text-style-name="P10" draw:layer="layout" svg:width="6.847cm" svg:height="0.412cm" svg:x="4.695cm" svg:y="18.268cm">
          <draw:text-box>
            <text:p text:style-name="P9"><text:span text:style-name="T2">em consideração os pontos anteriores.</text:span></text:p>
          </draw:text-box>
        </draw:frame>
        <draw:frame draw:style-name="gr11" draw:text-style-name="P10" draw:layer="layout" svg:width="1.873cm" svg:height="0.412cm" svg:x="4.695cm" svg:y="19.09cm">
          <draw:text-box>
            <text:p text:style-name="P9"><text:span text:style-name="T1">DECISÃO </text:span></text:p>
          </draw:text-box>
        </draw:frame>
        <draw:polygon draw:style-name="gr12" draw:text-style-name="P11" draw:layer="layout" svg:width="9.869cm" svg:height="0.411cm" svg:x="4.691cm" svg:y="21.219cm" svg:viewBox="0 0 9870 412" draw:points="0,412 9870,412 9870,0 0,0">
          <text:p/>
        </draw:polygon>
        <draw:frame draw:style-name="gr11" draw:text-style-name="P10" draw:layer="layout" svg:width="10.869cm" svg:height="0.412cm" svg:x="4.695cm" svg:y="19.989cm">
          <draw:text-box>
            <text:p text:style-name="P9"><text:span text:style-name="T2">Ambientar o Wireframe mais ainda conforme a guia de estilo.</text:span></text:p>
          </draw:text-box>
        </draw:frame>
        <draw:frame draw:style-name="gr11" draw:text-style-name="P10" draw:layer="layout" svg:width="9.853cm" svg:height="0.412cm" svg:x="4.695cm" svg:y="21.22cm">
          <draw:text-box>
            <text:p text:style-name="P9"><text:span text:style-name="T1">CRIAÇÃO DO WIREFRAME DA LISTA DE RECURSOS</text:span></text:p>
          </draw:text-box>
        </draw:frame>
        <draw:frame draw:style-name="gr11" draw:text-style-name="P10" draw:layer="layout" svg:width="13.642cm" svg:height="0.412cm" svg:x="4.695cm" svg:y="22.042cm">
          <draw:text-box>
            <text:p text:style-name="P9"><text:span text:style-name="T2">O Scrum Master Rafael está mostrando que temos a tela de cadastro e a tela</text:span></text:p>
          </draw:text-box>
        </draw:frame>
        <draw:frame draw:style-name="gr11" draw:text-style-name="P10" draw:layer="layout" svg:width="12.986cm" svg:height="0.412cm" svg:x="4.695cm" svg:y="22.455cm">
          <draw:text-box>
            <text:p text:style-name="P9"><text:span text:style-name="T2">listar (essa tela está vazia).Os alunos Vitor, João e Isabella trabalharão na</text:span></text:p>
          </draw:text-box>
        </draw:frame>
        <draw:frame draw:style-name="gr11" draw:text-style-name="P10" draw:layer="layout" svg:width="13.841cm" svg:height="0.412cm" svg:x="4.695cm" svg:y="22.864cm">
          <draw:text-box>
            <text:p text:style-name="P9"><text:span text:style-name="T2">criação de um Wireframe da Lista de recursos, para alocar na página listar, de</text:span></text:p>
          </draw:text-box>
        </draw:frame>
        <draw:polygon draw:style-name="gr14" draw:text-style-name="P13" draw:layer="layout" svg:width="1.745cm" svg:height="0.407cm" svg:x="4.691cm" svg:y="24.098cm" svg:viewBox="0 0 1746 408" draw:points="0,408 1746,408 1746,0 0,0">
          <text:p/>
        </draw:polygon>
        <draw:frame draw:style-name="gr11" draw:text-style-name="P10" draw:layer="layout" svg:width="5.285cm" svg:height="0.412cm" svg:x="4.695cm" svg:y="23.277cm">
          <draw:text-box>
            <text:p text:style-name="P9"><text:span text:style-name="T2">acordo com a guia de estilos. </text:span></text:p>
          </draw:text-box>
        </draw:frame>
        <draw:frame draw:style-name="gr11" draw:text-style-name="P10" draw:layer="layout" svg:width="1.75cm" svg:height="0.412cm" svg:x="4.695cm" svg:y="24.099cm">
          <draw:text-box>
            <text:p text:style-name="P9"><text:span text:style-name="T1">DECISÃO</text:span></text:p>
          </draw:text-box>
        </draw:frame>
        <draw:frame draw:style-name="gr11" draw:text-style-name="P10" draw:layer="layout" svg:width="13.76cm" svg:height="0.412cm" svg:x="4.695cm" svg:y="24.995cm">
          <draw:text-box>
            <text:p text:style-name="P9"><text:span text:style-name="T2">Os alunos citados acima irão fazer Wireframes individuais da lista de recursos</text:span></text:p>
          </draw:text-box>
        </draw:frame>
        <draw:frame draw:style-name="gr11" draw:text-style-name="P10" draw:layer="layout" svg:width="13.316cm" svg:height="0.823cm" svg:x="4.695cm" svg:y="25.408cm">
          <draw:text-box>
            <text:p text:style-name="P9"><text:span text:style-name="T2">e ao final, os líderes farão uma decisão para juntar pontos de cada um dos </text:span></text:p>
            <text:p text:style-name="P9"><text:span text:style-name="T2">Wireframes, a fim de criar o Wireframe final da lista de recursos.</text:span></text:p>
          </draw:text-box>
        </draw:frame>
        <draw:frame draw:style-name="gr15" draw:text-style-name="P14" draw:layer="layout" svg:width="3.969cm" svg:height="0.247cm" svg:x="18.034cm" svg:y="26.527cm">
          <draw:text-box>
            <text:p text:style-name="P9"><text:span text:style-name="T3">APROVADO GERÊNCIA JURÍDICA –</text:span></text:p>
          </draw:text-box>
        </draw:frame>
        <draw:frame draw:style-name="gr15" draw:text-style-name="P14" draw:layer="layout" svg:width="1.45cm" svg:height="0.247cm" svg:x="20.532cm" svg:y="26.773cm">
          <draw:text-box>
            <text:p text:style-name="P9"><text:span text:style-name="T3">SENAC/ARRJ</text:span></text:p>
          </draw:text-box>
        </draw:frame>
        <draw:frame draw:style-name="gr16" draw:text-style-name="P15" draw:layer="layout" svg:width="12.215cm" svg:height="0.331cm" svg:x="7.306cm" svg:y="27.403cm">
          <draw:text-box>
            <text:p text:style-name="P9"><text:span text:style-name="T4">Serviço Nacional de Aprendizagem Comercial Departamento - Regional Rio de Janeiro</text:span></text:p>
          </draw:text-box>
        </draw:frame>
        <draw:frame draw:style-name="gr17" draw:text-style-name="P16" draw:layer="layout" svg:width="7.774cm" svg:height="0.289cm" svg:x="7.306cm" svg:y="27.732cm">
          <draw:text-box>
            <text:p text:style-name="P9"><text:span text:style-name="T5">Rua Marquês de Abrantes, nº 99 • Flamengo • CEP 22.230-060</text:span></text:p>
          </draw:text-box>
        </draw:frame>
        <draw:frame draw:style-name="gr16" draw:text-style-name="P15" draw:layer="layout" svg:width="0.281cm" svg:height="0.331cm" svg:x="15.127cm" svg:y="27.699cm">
          <draw:text-box>
            <text:p text:style-name="P9"><text:span text:style-name="T4"><text:s/></text:span></text:p>
          </draw:text-box>
        </draw:frame>
        <draw:line draw:style-name="gr18" draw:text-style-name="P7" draw:layer="layout" svg:x1="12.075cm" svg:y1="28.271cm" svg:x2="14.068cm" svg:y2="28.271cm">
          <text:p/>
        </draw:line>
        <draw:line draw:style-name="gr10" draw:text-style-name="P7" draw:layer="layout" svg:x1="17.564cm" svg:y1="26.484cm" svg:x2="22.124cm" svg:y2="26.484cm">
          <text:p/>
        </draw:line>
        <draw:line draw:style-name="gr10" draw:text-style-name="P7" draw:layer="layout" svg:x1="22.115cm" svg:y1="26.475cm" svg:x2="22.115cm" svg:y2="27.073cm">
          <text:p/>
        </draw:line>
        <draw:line draw:style-name="gr10" draw:text-style-name="P7" draw:layer="layout" svg:x1="22.124cm" svg:y1="27.065cm" svg:x2="17.564cm" svg:y2="27.065cm">
          <text:p/>
        </draw:line>
        <draw:line draw:style-name="gr10" draw:text-style-name="P7" draw:layer="layout" svg:x1="17.573cm" svg:y1="27.073cm" svg:x2="17.573cm" svg:y2="26.475cm">
          <text:p/>
        </draw:line>
        <draw:frame draw:style-name="gr17" draw:text-style-name="P16" draw:layer="layout" svg:width="6.712cm" svg:height="0.289cm" svg:x="7.306cm" svg:y="28.018cm">
          <draw:text-box>
            <text:p text:style-name="P9"><text:span text:style-name="T5">Rio de Janeiro/RJ • Tel.: 21 3138-1221 </text:span><text:span text:style-name="T6">www.rj.senac.br</text:span></text:p>
          </draw:text-box>
        </draw:frame>
      </draw:page>
      <draw:page draw:name="page2" draw:style-name="dp1" draw:master-page-name="master-page3">
        <draw:polygon draw:style-name="gr1" draw:text-style-name="P1" draw:layer="layout" svg:width="2.429cm" svg:height="0.425cm" svg:x="2.07cm" svg:y="8.459cm" svg:viewBox="0 0 2430 426" draw:points="0,426 2430,426 2430,0 0,0">
          <text:p/>
        </draw:polygon>
        <draw:polygon draw:style-name="gr1" draw:text-style-name="P1" draw:layer="layout" svg:width="14.388cm" svg:height="0.425cm" svg:x="4.501cm" svg:y="8.459cm" svg:viewBox="0 0 14389 426" draw:points="0,426 14389,426 14389,0 0,0">
          <text:p/>
        </draw:polygon>
        <draw:polygon draw:style-name="gr2" draw:text-style-name="P2" draw:layer="layout" svg:width="2.429cm" svg:height="16.913cm" svg:x="2.07cm" svg:y="8.886cm" svg:viewBox="0 0 2430 16914" draw:points="0,16914 2430,16914 2430,0 0,0">
          <text:p/>
        </draw:polygon>
        <draw:polygon draw:style-name="gr2" draw:text-style-name="P2" draw:layer="layout" svg:width="14.398cm" svg:height="16.913cm" svg:x="4.501cm" svg:y="8.886cm" svg:viewBox="0 0 14399 16914" draw:points="0,16914 14399,16914 14399,0 0,0">
          <text:p/>
        </draw:polygon>
        <draw:polygon draw:style-name="gr3" draw:text-style-name="P3" draw:layer="layout" svg:width="20.949cm" svg:height="0.001cm" svg:x="0cm" svg:y="0cm" svg:viewBox="0 0 20950 2" draw:points="0,2 20950,2 20950,0 0,0">
          <text:p/>
        </draw:polygon>
        <draw:polygon draw:style-name="gr3" draw:text-style-name="P3" draw:layer="layout" svg:width="0.001cm" svg:height="29.697cm" svg:x="0cm" svg:y="0.001cm" svg:viewBox="0 0 2 29698" draw:points="0,29698 2,29698 2,0 0,0">
          <text:p/>
        </draw:polygon>
        <draw:polygon draw:style-name="gr3" draw:text-style-name="P3" draw:layer="layout" svg:width="0.003cm" svg:height="29.697cm" svg:x="20.947cm" svg:y="0.001cm" svg:viewBox="0 0 4 29698" draw:points="0,29698 4,29698 4,0 0,0">
          <text:p/>
        </draw:polygon>
        <draw:polygon draw:style-name="gr4" draw:text-style-name="P4" draw:layer="layout" svg:width="1.05cm" svg:height="0.313cm" svg:x="17.402cm" svg:y="1.592cm" svg:viewBox="0 0 1051 314" draw:points="422,36 379,27 333,16 289,7 245,0 242,0 238,0 175,48 113,97 56,153 0,209 60,201 122,194 182,190 243,187 298,187 349,187 402,187 455,190 506,194 557,199 610,206 660,213 713,222 760,231 810,243 859,255 907,269 954,282 1003,298 1051,314 1015,291 982,269 945,248 908,227 871,206 834,187 796,167 757,151 718,134 677,117 637,101 593,85 550,73 508,59 466,46">
          <text:p/>
        </draw:polygon>
        <draw:polygon draw:style-name="gr5" draw:text-style-name="P5" draw:layer="layout" svg:width="1.589cm" svg:height="0.6cm" svg:x="17.092cm" svg:y="1.88cm" svg:viewBox="0 0 1590 601" draw:points="603,382 665,354 726,327 786,306 850,283 910,262 973,246 1035,230 1098,215 1160,203 1223,194 1285,187 1345,180 1408,176 1470,174 1528,174 1590,176 1537,153 1484,132 1431,113 1375,95 1320,79 1264,65 1205,51 1146,39 1090,28 1030,19 968,12 910,7 848,3 785,2 725,0 661,2 599,5 539,9 478,16 418,25 359,33 299,46 243,56 185,72 157,111 132,150 107,189 82,230 61,272 38,315 19,355 0,398 58,452 114,504 176,553 239,601 282,569 324,539 368,511 412,484 458,456 508,429 555,405">
          <text:p/>
        </draw:polygon>
        <draw:polygon draw:style-name="gr6" draw:text-style-name="P6" draw:layer="layout" svg:width="0.412cm" svg:height="0.528cm" svg:x="16.919cm" svg:y="1.952cm" svg:viewBox="0 0 413 529" draw:points="359,0 313,12 267,28 219,42 174,58 130,74 86,92 42,111 0,131 42,185 90,238 137,289 189,341 242,390 295,437 354,483 413,529 350,481 288,432 232,379 173,325 193,282 212,242 235,199 256,157 281,117 306,78 331,39">
          <text:p/>
        </draw:polygon>
        <draw:polygon draw:style-name="gr6" draw:text-style-name="P6" draw:layer="layout" svg:width="0.343cm" svg:height="0.522cm" svg:x="16.988cm" svg:y="2.277cm" svg:viewBox="0 0 344 523" draw:points="344,204 280,156 218,107 162,54 104,0 81,63 59,128 42,189 28,255 15,322 7,387 1,456 0,523 37,480 75,436 116,396 160,355 204,316 248,278 294,241">
          <text:p/>
        </draw:polygon>
        <draw:polygon draw:style-name="gr4" draw:text-style-name="P4" draw:layer="layout" svg:width="0.547cm" svg:height="0.836cm" svg:x="18.397cm" svg:y="2.801cm" svg:viewBox="0 0 548 837" draw:points="548,671 542,671 537,671 507,669 477,664 451,659 421,651 397,641 372,630 353,614 331,600 314,581 300,563 284,542 273,519 263,496 257,472 252,445 252,420 252,417 252,390 256,366 263,341 273,318 284,297 296,276 314,256 330,239 351,223 370,210 393,196 418,186 442,179 470,173 497,168 527,168 537,168 548,168 548,0 539,0 527,0 500,1 472,1 444,5 418,8 391,12 367,17 342,24 317,31 294,40 272,49 249,58 229,70 208,81 187,91 169,105 150,120 134,135 118,151 102,166 88,182 74,200 62,216 51,233 42,253 32,274 25,292 18,313 12,332 5,353 5,375 2,397 0,420 0,422 2,443 5,464 5,486 12,507 18,528 25,547 32,567 42,584 53,604 63,621 74,639 90,655 102,673 118,687 134,703 152,717 169,731 189,743 208,756 229,766 250,778 272,787 294,796 317,805 342,814 365,819 390,824 416,828 442,831 468,837 497,837 523,837 537,837 548,837">
          <text:p/>
        </draw:polygon>
        <draw:polygon draw:style-name="gr4" draw:text-style-name="P4" draw:layer="layout" svg:width="0.788cm" svg:height="0.877cm" svg:x="15.455cm" svg:y="2.765cm" svg:viewBox="0 0 789 878" draw:points="464,356 404,343 360,329 322,319 296,306 287,298 280,293 275,286 270,279 266,272 264,261 264,253 264,244 264,240 264,231 266,224 268,219 271,212 277,203 282,198 287,193 296,187 315,178 338,173 365,166 393,166 428,170 465,175 502,182 536,193 536,14 504,9 469,6 432,2 397,0 360,2 322,6 285,11 252,18 222,30 194,41 166,57 141,71 118,88 97,108 81,131 65,152 54,177 47,203 42,228 40,258 40,260 42,290 46,319 53,343 65,366 77,388 93,405 113,423 132,437 155,453 181,463 208,476 238,485 305,504 379,522 435,534 478,546 497,552 511,559 525,566 536,571 543,576 552,583 557,592 561,597 564,612 566,629 566,633 564,642 562,649 561,657 554,666 548,673 543,679 534,684 527,689 504,700 478,707 451,710 418,712 397,712 375,710 356,709 337,705 301,695 266,684 233,668 199,650 166,631 132,608 0,742 23,758 46,774 70,788 93,802 118,813 144,823 169,834 194,844 220,851 247,859 273,864 301,867 328,873 356,874 384,878 414,878 455,874 494,873 531,867 566,860 598,850 629,837 656,825 684,809 708,792 731,770 747,749 761,726 773,700 782,673 787,645 789,613 789,612 787,583 784,560 779,536 768,516 756,495 742,476 724,460 706,446 682,430 659,418 631,405 603,395 571,382 538,373 502,365">
          <text:p/>
        </draw:polygon>
        <draw:path draw:style-name="gr4" draw:text-style-name="P4" draw:layer="layout" svg:width="0.769cm" svg:height="0.727cm" svg:x="16.215cm" svg:y="2.887cm" svg:viewBox="0 0 770 728" svg:d="M219 309l3-18 5-16 6-16 9-12 7-12 7-15 9-10 12-11 10-7 15-9 12-8 13-6 14-3 16-4 16-1h18 17l16 1 16 4 14 3 14 7 13 7 10 9 13 9 10 9 9 10 9 15 7 12 5 16 6 12 3 16 4 18zM391 0h-21l-20 2-23 2-20 5-37 9-37 12-34 14-33 20-30 21-27 23-23 26-23 28-19 30-14 32-12 34-11 33-5 37-2 37v2 20l2 20 5 17v20l5 17 7 20 6 16 7 17 7 16 10 16 9 14 11 14 10 16 13 12 12 15 12 10 30 21 32 22 34 17 37 14 37 11 41 10 43 2 42 4h19 16v-161h-14l-18 2-17-2h-20l-15-3-16-4-16-5-15-5-14-9-13-7-10-9-13-9-10-12-9-13-7-12-7-16-7-14-4-18h544l2-23 2-26v-3l-2-37-3-35-7-35-11-36-12-31-16-32-20-30-21-27-12-14-12-10-13-13-16-10-14-11-14-9-18-10-19-7-18-7-19-6-19-5-22-5-21-4-23-3-23-2z">
          <text:p/>
        </draw:path>
        <draw:polygon draw:style-name="gr4" draw:text-style-name="P4" draw:layer="layout" svg:width="0.718cm" svg:height="0.704cm" svg:x="16.973cm" svg:y="2.896cm" svg:viewBox="0 0 719 705" draw:points="719,336 718,302 714,266 707,234 698,203 686,174 670,146 654,122 631,97 608,76 579,56 551,40 519,25 484,14 445,7 404,2 358,0 314,2 274,7 235,14 200,25 168,40 138,56 113,76 89,97 69,122 50,146 36,174 22,203 13,234 6,266 2,302 0,336 0,705 226,705 226,322 230,297 235,269 239,256 246,243 251,231 256,220 265,208 274,199 284,190 297,185 309,178 325,174 341,169 358,169 378,169 396,174 410,178 424,185 434,190 447,199 455,208 464,220 471,231 478,243 482,256 487,269 493,297 494,322 494,705 719,705">
          <text:p/>
        </draw:polygon>
        <draw:path draw:style-name="gr4" draw:text-style-name="P4" draw:layer="layout" svg:width="0.723cm" svg:height="0.719cm" svg:x="17.686cm" svg:y="2.891cm" svg:viewBox="0 0 724 720" svg:d="M373 0h-24-29v169l34 2 39 5 15 3 16 4 14 2 11 7 16 9 11 10 10 11 7 10 9 14 3 15 4 15 2 18-41-3-42-4-42-3-43-2h-39l-35 2-33 3-32 5-28 6-27 8-25 9-21 11-21 12-16 15-17 16-13 16-11 18-11 17-5 22-5 19-2 2v3 4l-2 16v19 2 24l5 25 6 21 10 21 12 20 14 16 16 17 17 15 20 12 19 12 23 9 25 7 23 5 26 4 28 5h25l41-2 35-3 33-9 32-10 28-13 27-16 21-16 23-19v79h215v-410-33l-5-34-7-32-9-28-11-26-15-25-16-23-21-19-22-20-26-14-30-14-32-12-33-9-37-5-43-6zM511 463l-4 17-9 18-7 14-8 12-11 13-11 9-12 7-11 7-24 10-20 7-19 4-12 2h-30l-27-4-23-5-19-5-16-9-12-11-11-12-7-11-4-12-3-11 2-14 1-12 6-11 5-10 11-9 8-7 15-11 19-5 19-5 20-4 46-3 44-2 74 3 30 4 2 17z">
          <text:p/>
        </draw:path>
        <draw:polyline draw:style-name="gr7" draw:text-style-name="P7" draw:layer="layout" svg:width="20.447cm" svg:height="2.965cm" svg:x="0.003cm" svg:y="3.497cm" svg:viewBox="0 0 20448 2966" draw:points="0,2966 556,2647 1120,2344 1693,2062 2275,1793 2863,1545 3459,1312 4059,1102 4667,905 5281,729 5900,572 6525,432 7153,313 7786,212 8421,131 9061,69 9701,27 10344,6 10990,0 11636,20 12283,57 12930,113 13578,193 14227,291 14871,411 15514,552 16158,713 16797,896 17434,1102 18069,1328 18696,1576 19323,1846 19945,2137 20009,2169 20072,2199 20136,2231 20198,2263 20261,2294 20325,2326 20385,2360 20448,2391">
          <text:p/>
        </draw:polyline>
        <draw:polyline draw:style-name="gr8" draw:text-style-name="P7" draw:layer="layout" svg:width="19.496cm" svg:height="5.293cm" svg:x="0.492cm" svg:y="0.887cm" svg:viewBox="0 0 19497 5294" draw:points="0,5294 497,4866 1007,4456 1527,4061 2058,3686 2600,3324 3150,2983 3713,2659 4282,2352 4863,2065 5450,1795 6044,1540 6648,1307 7256,1092 7874,896 8493,718 9119,561 9751,421 10388,300 11028,201 11671,120 12318,60 12967,19 13618,0 14272,0 14927,19 15581,61 16235,123 16890,206 17543,312 18197,435 18850,582 19497,751">
          <text:p/>
        </draw:polyline>
        <draw:polygon draw:style-name="gr5" draw:text-style-name="P5" draw:layer="layout" svg:width="6.601cm" svg:height="12.723cm" svg:x="0.525cm" svg:y="16.603cm" svg:viewBox="0 0 6602 12724" draw:points="6602,12724 6263,12405 5931,12078 5609,11747 5293,11408 4988,11062 4690,10711 4399,10355 4118,9993 3846,9627 3580,9253 3324,8875 3076,8491 2837,8103 2607,7709 2385,7311 2171,6908 1969,6503 1771,6092 1586,5679 1408,5259 1240,4838 1081,4412 930,3984 790,3552 660,3116 538,2679 425,2238 321,1794 226,1349 143,903 67,453 2,0 0,300 0,600 5,898 16,1198 28,1498 42,1797 64,2097 88,2397 115,2700 147,2998 184,3299 222,3599 266,3899 314,4199 365,4499 422,4801 480,5099 543,5399 610,5698 683,5998 759,6296 838,6593 921,6893 1007,7189 1101,7487 1194,7783 1295,8078 1399,8374 1508,8671 1619,8963 1736,9256 1858,9551 1909,9669 1958,9785 2009,9902 2060,10020 2115,10136 2166,10251 2219,10369 2274,10484 2424,10584 2574,10683 2727,10780 2880,10877 3037,10974 3192,11066 3347,11161 3504,11251 3665,11343 3823,11435 3984,11521 4146,11607 4309,11694 4473,11778 4638,11863 4804,11944 4915,11997 5026,12052 5138,12103 5250,12156 5363,12207 5474,12258 5587,12308 5697,12357 5811,12405 5924,12452 6037,12498 6148,12546 6261,12590 6374,12634 6489,12680">
          <text:p/>
        </draw:polygon>
        <draw:polyline draw:style-name="gr8" draw:text-style-name="P7" draw:layer="layout" svg:width="8.022cm" svg:height="4.731cm" svg:x="0.135cm" svg:y="24.955cm" svg:viewBox="0 0 8023 4732" draw:points="8023,4732 7844,4674 7665,4614 7486,4552 7307,4488 7131,4423 6953,4356 6775,4289 6598,4218 6422,4146 6245,4070 6069,3996 5893,3919 5716,3839 5543,3760 5369,3677 5194,3592 5011,3502 4831,3411 4649,3317 4473,3222 4295,3127 4118,3028 3944,2927 3770,2829 3597,2726 3426,2622 3256,2518 3087,2410 2921,2303 2756,2192 2591,2082 2429,1970 2265,1857 2106,1742 1948,1627 1789,1507 1632,1389 1477,1269 1321,1148 1170,1025 1020,901 870,776 722,649 574,522 429,393 284,263 141,132 0,0">
          <text:p/>
        </draw:polyline>
        <draw:polyline draw:style-name="gr7" draw:text-style-name="P7" draw:layer="layout" svg:width="7.11cm" svg:height="29.681cm" svg:x="0.527cm" svg:y="0.005cm" svg:viewBox="0 0 7111 29682" draw:points="3700,29682 3569,29474 3439,29264 3313,29052 3190,28839 3067,28623 2946,28406 2827,28188 2711,27969 2596,27747 2483,27523 2374,27299 2267,27071 2161,26842 2057,26613 1954,26382 1856,26149 1510,25279 1203,24404 929,23528 693,22646 490,21760 324,20873 194,19984 95,19097 32,18209 0,17324 3,16440 39,15562 108,14684 208,13813 340,12949 504,12090 698,11238 924,10398 1180,9564 1467,8743 1781,7930 2127,7133 2501,6348 2903,5575 3336,4819 3793,4076 4280,3351 4793,2644 5333,1952 5899,1280 6492,631 7111,0">
          <text:p/>
        </draw:polyline>
        <draw:path draw:style-name="gr9" draw:text-style-name="P8" draw:layer="layout" svg:width="20.944cm" svg:height="29.681cm" svg:x="0.2cm" svg:y="0.118cm" svg:viewBox="0 0 20945 29682" svg:d="M20945 29682h-20945v-29682h20945zM20448 499h-19949v28184h5119 14830z">
          <text:p/>
        </draw:path>
        <draw:line draw:style-name="gr10" draw:text-style-name="P7" draw:layer="layout" svg:x1="2.061cm" svg:y1="5.61cm" svg:x2="19.023cm" svg:y2="5.61cm">
          <text:p/>
        </draw:line>
        <draw:line draw:style-name="gr10" draw:text-style-name="P7" draw:layer="layout" svg:x1="2.061cm" svg:y1="6.14cm" svg:x2="19.023cm" svg:y2="6.14cm">
          <text:p/>
        </draw:line>
        <draw:line draw:style-name="gr10" draw:text-style-name="P7" draw:layer="layout" svg:x1="2.061cm" svg:y1="6.669cm" svg:x2="19.023cm" svg:y2="6.669cm">
          <text:p/>
        </draw:line>
        <draw:line draw:style-name="gr10" draw:text-style-name="P7" draw:layer="layout" svg:x1="2.061cm" svg:y1="7.198cm" svg:x2="19.023cm" svg:y2="7.198cm">
          <text:p/>
        </draw:line>
        <draw:line draw:style-name="gr10" draw:text-style-name="P7" draw:layer="layout" svg:x1="2.061cm" svg:y1="8.038cm" svg:x2="19.023cm" svg:y2="8.038cm">
          <text:p/>
        </draw:line>
        <draw:line draw:style-name="gr10" draw:text-style-name="P7" draw:layer="layout" svg:x1="2.07cm" svg:y1="5.602cm" svg:x2="2.07cm" svg:y2="8.046cm">
          <text:p/>
        </draw:line>
        <draw:line draw:style-name="gr10" draw:text-style-name="P7" draw:layer="layout" svg:x1="11.295cm" svg:y1="5.602cm" svg:x2="11.295cm" svg:y2="8.046cm">
          <text:p/>
        </draw:line>
        <draw:line draw:style-name="gr10" draw:text-style-name="P7" draw:layer="layout" svg:x1="19.014cm" svg:y1="5.602cm" svg:x2="19.014cm" svg:y2="8.046cm">
          <text:p/>
        </draw:line>
        <draw:frame draw:style-name="gr11" draw:text-style-name="P10" draw:layer="layout" svg:width="7.258cm" svg:height="0.412cm" svg:x="6.332cm" svg:y="5.194cm">
          <draw:text-box>
            <text:p text:style-name="P9"><text:span text:style-name="T1">ANEXO <text:s/>– DIÁRIO DE BORDO-Sprint 1</text:span></text:p>
          </draw:text-box>
        </draw:frame>
        <draw:frame draw:style-name="gr11" draw:text-style-name="P10" draw:layer="layout" svg:width="6.995cm" svg:height="0.412cm" svg:x="2.198cm" svg:y="5.723cm">
          <draw:text-box>
            <text:p text:style-name="P9"><text:span text:style-name="T2">Empresa Parceira: Faculdade Senac Rio</text:span></text:p>
          </draw:text-box>
        </draw:frame>
        <draw:frame draw:style-name="gr11" draw:text-style-name="P10" draw:layer="layout" svg:width="7.207cm" svg:height="0.412cm" svg:x="11.423cm" svg:y="5.723cm">
          <draw:text-box>
            <text:p text:style-name="P9"><text:span text:style-name="T2">Unidade Operativa: Faculdade Senac Rio</text:span></text:p>
          </draw:text-box>
        </draw:frame>
        <draw:frame draw:style-name="gr11" draw:text-style-name="P10" draw:layer="layout" svg:width="5.243cm" svg:height="0.412cm" svg:x="2.198cm" svg:y="6.252cm">
          <draw:text-box>
            <text:p text:style-name="P9"><text:span text:style-name="T2">Curso (com código SGA): ADS</text:span></text:p>
          </draw:text-box>
        </draw:frame>
        <draw:frame draw:style-name="gr11" draw:text-style-name="P10" draw:layer="layout" svg:width="1.598cm" svg:height="0.412cm" svg:x="11.423cm" svg:y="6.252cm">
          <draw:text-box>
            <text:p text:style-name="P9"><text:span text:style-name="T2">Turma: 2</text:span></text:p>
          </draw:text-box>
        </draw:frame>
        <draw:frame draw:style-name="gr11" draw:text-style-name="P10" draw:layer="layout" svg:width="1.738cm" svg:height="0.412cm" svg:x="2.198cm" svg:y="6.781cm">
          <draw:text-box>
            <text:p text:style-name="P9"><text:span text:style-name="T2">Módulo: 2</text:span></text:p>
          </draw:text-box>
        </draw:frame>
        <draw:frame draw:style-name="gr11" draw:text-style-name="P10" draw:layer="layout" svg:width="6.166cm" svg:height="0.412cm" svg:x="11.423cm" svg:y="6.781cm">
          <draw:text-box>
            <text:p text:style-name="P9"><text:span text:style-name="T2">Período: 09 /08/2021 a 30/08/2021</text:span></text:p>
          </draw:text-box>
        </draw:frame>
        <draw:frame draw:style-name="gr11" draw:text-style-name="P10" draw:layer="layout" svg:width="8.685cm" svg:height="0.412cm" svg:x="2.198cm" svg:y="7.208cm">
          <draw:text-box>
            <text:p text:style-name="P9"><text:span text:style-name="T2">Supervisor (a) Técnico/Professor (a) - Graduação:</text:span></text:p>
          </draw:text-box>
        </draw:frame>
        <draw:line draw:style-name="gr10" draw:text-style-name="P7" draw:layer="layout" svg:x1="2.061cm" svg:y1="8.468cm" svg:x2="18.9cm" svg:y2="8.468cm">
          <text:p/>
        </draw:line>
        <draw:line draw:style-name="gr10" draw:text-style-name="P7" draw:layer="layout" svg:x1="2.061cm" svg:y1="8.895cm" svg:x2="18.9cm" svg:y2="8.895cm">
          <text:p/>
        </draw:line>
        <draw:line draw:style-name="gr10" draw:text-style-name="P7" draw:layer="layout" svg:x1="2.061cm" svg:y1="25.825cm" svg:x2="18.9cm" svg:y2="25.825cm">
          <text:p/>
        </draw:line>
        <draw:line draw:style-name="gr10" draw:text-style-name="P7" draw:layer="layout" svg:x1="2.07cm" svg:y1="8.459cm" svg:x2="2.07cm" svg:y2="25.833cm">
          <text:p/>
        </draw:line>
        <draw:line draw:style-name="gr10" draw:text-style-name="P7" draw:layer="layout" svg:x1="4.501cm" svg:y1="8.459cm" svg:x2="4.501cm" svg:y2="25.833cm">
          <text:p/>
        </draw:line>
        <draw:line draw:style-name="gr10" draw:text-style-name="P7" draw:layer="layout" svg:x1="18.891cm" svg:y1="8.459cm" svg:x2="18.891cm" svg:y2="25.833cm">
          <text:p/>
        </draw:line>
        <draw:frame draw:style-name="gr11" draw:text-style-name="P10" draw:layer="layout" svg:width="6.424cm" svg:height="0.412cm" svg:x="11.423cm" svg:y="7.208cm">
          <draw:text-box>
            <text:p text:style-name="P9"><text:span text:style-name="T2">Professor da Unidade Curricular (a): </text:span></text:p>
          </draw:text-box>
        </draw:frame>
        <draw:frame draw:style-name="gr11" draw:text-style-name="P10" draw:layer="layout" svg:width="1.077cm" svg:height="0.412cm" svg:x="2.265cm" svg:y="8.478cm">
          <draw:text-box>
            <text:p text:style-name="P9"><text:span text:style-name="T1">DATA</text:span></text:p>
          </draw:text-box>
        </draw:frame>
        <draw:frame draw:style-name="gr11" draw:text-style-name="P10" draw:layer="layout" svg:width="2.123cm" svg:height="0.412cm" svg:x="4.695cm" svg:y="8.478cm">
          <draw:text-box>
            <text:p text:style-name="P9"><text:span text:style-name="T1">MÓDULO 2</text:span></text:p>
          </draw:text-box>
        </draw:frame>
        <draw:polygon draw:style-name="gr12" draw:text-style-name="P11" draw:layer="layout" svg:width="13.308cm" svg:height="0.409cm" svg:x="4.691cm" svg:y="9.39cm" svg:viewBox="0 0 13309 410" draw:points="0,410 13309,410 13309,0 0,0">
          <text:p/>
        </draw:polygon>
        <draw:frame draw:style-name="gr11" draw:text-style-name="P10" draw:layer="layout" svg:width="1.729cm" svg:height="0.412cm" svg:x="2.265cm" svg:y="11.484cm">
          <draw:text-box>
            <text:p text:style-name="P9"><text:span text:style-name="T1">27/09/21</text:span></text:p>
          </draw:text-box>
        </draw:frame>
        <draw:frame draw:style-name="gr11" draw:text-style-name="P10" draw:layer="layout" svg:width="13.307cm" svg:height="0.412cm" svg:x="4.7cm" svg:y="9.4cm">
          <draw:text-box>
            <text:p text:style-name="P9"><text:span text:style-name="T1">MELHORIA DO CSS NO WIREFRAME CRIADO DA TELA DE CADASTRO</text:span></text:p>
          </draw:text-box>
        </draw:frame>
        <draw:polygon draw:style-name="gr13" draw:text-style-name="P12" draw:layer="layout" svg:width="1.745cm" svg:height="0.411cm" svg:x="4.7cm" svg:y="13.1cm" svg:viewBox="0 0 1746 412" draw:points="0,412 1746,412 1746,0 0,0">
          <text:p/>
        </draw:polygon>
        <draw:frame draw:style-name="gr11" draw:text-style-name="P10" draw:layer="layout" svg:width="1.75cm" svg:height="0.412cm" svg:x="4.7cm" svg:y="13.088cm">
          <draw:text-box>
            <text:p text:style-name="P9"><text:span text:style-name="T1">DECISÃO</text:span></text:p>
          </draw:text-box>
        </draw:frame>
        <draw:frame draw:style-name="gr15" draw:text-style-name="P14" draw:layer="layout" svg:width="3.969cm" svg:height="0.247cm" svg:x="18.034cm" svg:y="26.527cm">
          <draw:text-box>
            <text:p text:style-name="P9"><text:span text:style-name="T3">APROVADO GERÊNCIA JURÍDICA –</text:span></text:p>
          </draw:text-box>
        </draw:frame>
        <draw:frame draw:style-name="gr15" draw:text-style-name="P14" draw:layer="layout" svg:width="1.45cm" svg:height="0.247cm" svg:x="20.532cm" svg:y="26.773cm">
          <draw:text-box>
            <text:p text:style-name="P9"><text:span text:style-name="T3">SENAC/ARRJ</text:span></text:p>
          </draw:text-box>
        </draw:frame>
        <draw:frame draw:style-name="gr16" draw:text-style-name="P15" draw:layer="layout" svg:width="12.215cm" svg:height="0.331cm" svg:x="7.306cm" svg:y="27.403cm">
          <draw:text-box>
            <text:p text:style-name="P9"><text:span text:style-name="T4">Serviço Nacional de Aprendizagem Comercial Departamento - Regional Rio de Janeiro</text:span></text:p>
          </draw:text-box>
        </draw:frame>
        <draw:frame draw:style-name="gr17" draw:text-style-name="P16" draw:layer="layout" svg:width="7.774cm" svg:height="0.289cm" svg:x="7.306cm" svg:y="27.732cm">
          <draw:text-box>
            <text:p text:style-name="P9"><text:span text:style-name="T5">Rua Marquês de Abrantes, nº 99 • Flamengo • CEP 22.230-060</text:span></text:p>
          </draw:text-box>
        </draw:frame>
        <draw:frame draw:style-name="gr16" draw:text-style-name="P15" draw:layer="layout" svg:width="0.281cm" svg:height="0.331cm" svg:x="15.127cm" svg:y="27.699cm">
          <draw:text-box>
            <text:p text:style-name="P9"><text:span text:style-name="T4"><text:s/></text:span></text:p>
          </draw:text-box>
        </draw:frame>
        <draw:line draw:style-name="gr18" draw:text-style-name="P7" draw:layer="layout" svg:x1="12.075cm" svg:y1="28.271cm" svg:x2="14.068cm" svg:y2="28.271cm">
          <text:p/>
        </draw:line>
        <draw:line draw:style-name="gr10" draw:text-style-name="P7" draw:layer="layout" svg:x1="17.564cm" svg:y1="26.484cm" svg:x2="22.124cm" svg:y2="26.484cm">
          <text:p/>
        </draw:line>
        <draw:line draw:style-name="gr10" draw:text-style-name="P7" draw:layer="layout" svg:x1="22.115cm" svg:y1="26.475cm" svg:x2="22.115cm" svg:y2="27.073cm">
          <text:p/>
        </draw:line>
        <draw:line draw:style-name="gr10" draw:text-style-name="P7" draw:layer="layout" svg:x1="22.124cm" svg:y1="27.065cm" svg:x2="17.564cm" svg:y2="27.065cm">
          <text:p/>
        </draw:line>
        <draw:line draw:style-name="gr10" draw:text-style-name="P7" draw:layer="layout" svg:x1="17.573cm" svg:y1="27.073cm" svg:x2="17.573cm" svg:y2="26.475cm">
          <text:p/>
        </draw:line>
        <draw:frame draw:style-name="gr17" draw:text-style-name="P16" draw:layer="layout" svg:width="6.712cm" svg:height="0.289cm" svg:x="7.306cm" svg:y="28.018cm">
          <draw:text-box>
            <text:p text:style-name="P9"><text:span text:style-name="T5">Rio de Janeiro/RJ • Tel.: 21 3138-1221 </text:span><text:span text:style-name="T6">www.rj.senac.br</text:span></text:p>
          </draw:text-box>
        </draw:frame>
        <draw:frame draw:style-name="gr19" draw:text-style-name="P18" draw:layer="layout" svg:width="13.4cm" svg:height="2.5cm" svg:x="4.9cm" svg:y="10.3cm">
          <draw:text-box>
            <text:p text:style-name="P17"><text:span text:style-name="T7">O Scrum Master Alex está distribuindo a tarefas, começando pela dos estudantes Bruno e Vitor, os mesmos irão realizar as devidas melhorias (alterações de cores e tamanho de fonte) do CSS, de acordo com o Wireframe criado da tela de cadastro. </text:span></text:p>
          </draw:text-box>
        </draw:frame>
        <draw:frame draw:style-name="gr20" draw:text-style-name="P18" draw:layer="layout" svg:width="10.522cm" svg:height="0.412cm" svg:x="5cm" svg:y="14.2cm">
          <draw:text-box>
            <text:p><text:span text:style-name="T7">Melhorar o CSS, com mudanças de cor e tamanho de fonte.</text:span></text:p>
          </draw:text-box>
        </draw:frame>
        <draw:custom-shape draw:style-name="gr21" draw:text-style-name="P19" draw:layer="layout" svg:width="12.6cm" svg:height="0.5cm" svg:x="4.7cm" svg:y="15.6cm">
          <text:p/>
          <draw:enhanced-geometry svg:viewBox="0 0 21600 21600" draw:mirror-horizontal="false" draw:mirror-vertical="false" draw:type="rectangle" draw:enhanced-path="M 0 0 L 21600 0 21600 21600 0 21600 0 0 Z N"/>
        </draw:custom-shape>
        <draw:frame draw:style-name="gr11" draw:text-style-name="P10" draw:layer="layout" svg:width="12.558cm" svg:height="0.412cm" svg:x="4.693cm" svg:y="15.688cm">
          <draw:text-box>
            <text:p text:style-name="P9"><text:span text:style-name="T1">ESPECIFICAÇÃO DAS CORES E FONTES USADAS NO WIREFRAME</text:span></text:p>
          </draw:text-box>
        </draw:frame>
        <draw:frame draw:style-name="gr19" draw:text-style-name="P18" draw:layer="layout" svg:width="13.4cm" svg:height="2.5cm" svg:x="4.894cm" svg:y="16.7cm">
          <draw:text-box>
            <text:p text:style-name="P17"><text:span text:style-name="T7">O estudante Bruno irá verificar e anotar o Hexadecimal da cor e as fontes utilizadas no Wireframe criado pelo mesmo. </text:span></text:p>
          </draw:text-box>
        </draw:frame>
        <draw:custom-shape draw:style-name="gr22" draw:text-style-name="P20" draw:layer="layout" svg:width="1.8cm" svg:height="0.5cm" svg:x="4.7cm" svg:y="18.4cm">
          <text:p/>
          <draw:enhanced-geometry svg:viewBox="0 0 21600 21600" draw:type="rectangle" draw:enhanced-path="M 0 0 L 21600 0 21600 21600 0 21600 0 0 Z N"/>
        </draw:custom-shape>
        <draw:frame draw:style-name="gr11" draw:text-style-name="P10" draw:layer="layout" svg:width="1.75cm" svg:height="0.412cm" svg:x="4.7cm" svg:y="18.487cm">
          <draw:text-box>
            <text:p text:style-name="P9"><text:span text:style-name="T1">DECISÃO</text:span></text:p>
          </draw:text-box>
        </draw:frame>
        <draw:frame draw:style-name="gr19" draw:text-style-name="P18" draw:layer="layout" svg:width="13.4cm" svg:height="2.5cm" svg:x="4.894cm" svg:y="19.5cm">
          <draw:text-box>
            <text:p text:style-name="P17"><text:span text:style-name="T7">Anotação do Hexadecimal da cor e as fontes utilizadas no Wireframe da tela de cadastro.</text:span></text:p>
          </draw:text-box>
        </draw:frame>
        <draw:frame draw:style-name="gr23" draw:text-style-name="P18" draw:layer="layout" svg:width="13.4cm" svg:height="1.2cm" svg:x="4.894cm" svg:y="16.7cm">
          <draw:text-box>
            <text:p text:style-name="P17"><text:span text:style-name="T7">O estudante Bruno irá verificar e anotar o Hexadecimal da cor e as fontes utilizadas no Wireframe criado pelo mesmo. </text:span></text:p>
          </draw:text-box>
        </draw:frame>
        <draw:custom-shape draw:style-name="gr24" draw:text-style-name="P21" draw:layer="layout" svg:width="13.5cm" svg:height="0.6cm" svg:x="4.7cm" svg:y="20.9cm">
          <text:p/>
          <draw:enhanced-geometry svg:viewBox="0 0 21600 21600" draw:type="rectangle" draw:enhanced-path="M 0 0 L 21600 0 21600 21600 0 21600 0 0 Z N"/>
        </draw:custom-shape>
        <draw:frame draw:style-name="gr11" draw:text-style-name="P10" draw:layer="layout" svg:width="13.426cm" svg:height="0.412cm" svg:x="4.698cm" svg:y="20.987cm">
          <draw:text-box>
            <text:p text:style-name="P9"><text:span text:style-name="T1">CRIAÇÃO DA GUIA DE ESTILOS DA TELA LISTAGEM ADMINISTRATIVA</text:span></text:p>
          </draw:text-box>
        </draw:frame>
        <draw:frame draw:style-name="gr25" draw:text-style-name="P18" draw:layer="layout" svg:width="13.2cm" svg:height="1.4cm" svg:x="5cm" svg:y="22.1cm">
          <draw:text-box>
            <text:p text:style-name="P17"><text:span text:style-name="T7">Essa tarefa foi atribuída para os estudantes Isabella e João, os mesmo irão realizar as melhorias necessárias estipuladas pela professora Gabriela no Wireframe previamente já criado.</text:span></text:p>
          </draw:text-box>
        </draw:frame>
        <draw:custom-shape draw:style-name="gr26" draw:text-style-name="P20" draw:layer="layout" svg:width="1.9cm" svg:height="0.5cm" svg:x="4.7cm" svg:y="23.8cm">
          <text:p/>
          <draw:enhanced-geometry svg:viewBox="0 0 21600 21600" draw:type="rectangle" draw:enhanced-path="M 0 0 L 21600 0 21600 21600 0 21600 0 0 Z N"/>
        </draw:custom-shape>
        <draw:frame draw:style-name="gr11" draw:text-style-name="P10" draw:layer="layout" svg:width="1.75cm" svg:height="0.412cm" svg:x="4.7cm" svg:y="23.886cm">
          <draw:text-box>
            <text:p text:style-name="P9"><text:span text:style-name="T1">DECISÃO</text:span></text:p>
          </draw:text-box>
        </draw:frame>
        <draw:frame draw:style-name="gr25" draw:text-style-name="P18" draw:layer="layout" svg:width="13.2cm" svg:height="1.4cm" svg:x="4.9cm" svg:y="24.6cm">
          <draw:text-box>
            <text:p text:style-name="P17"><text:span text:style-name="T7">Criação do Guia de estilos da tela listagem administrativ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Tahoma1"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00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9-30T20:07:34.897000000</dc:date>
    <meta:editing-duration>PT49M10S</meta:editing-duration>
    <meta:editing-cycles>8</meta:editing-cycles>
    <meta:generator>Neat_Office/6.2.8.2$Windows_x86 LibreOffice_project/</meta:generator>
    <meta:document-statistic meta:object-count="171"/>
  </office:meta>
</office:document-meta>
</file>